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5A00000253BC4D4E99F4277C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Présentation de mon sujet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Titre de mon suje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pitre 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fo N°1</text:p>
              </text:list-item>
            </text:list>
          </draw:text-box>
        </draw:frame>
        <draw:frame draw:style-name="gr2" draw:text-style-name="P2" draw:layer="layout" svg:width="9.696cm" svg:height="3.548cm" svg:x="18.215cm" svg:y="12.005cm">
          <draw:image xlink:href="Pictures/100000000000065A00000253BC4D4E99F4277C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pitre 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fo N°1</text:p>
              </text:list-item>
            </text:list>
          </draw:text-box>
        </draw:frame>
        <draw:frame draw:style-name="gr2" draw:text-style-name="P2" draw:layer="layout" svg:width="9.696cm" svg:height="3.548cm" svg:x="18.215cm" svg:y="12.005cm">
          <draw:image xlink:href="Pictures/100000000000065A00000253BC4D4E99F4277C1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pitre 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fo N°1</text:p>
              </text:list-item>
            </text:list>
          </draw:text-box>
        </draw:frame>
        <draw:frame draw:style-name="gr2" draw:text-style-name="P2" draw:layer="layout" svg:width="9.696cm" svg:height="3.548cm" svg:x="18.215cm" svg:y="12.005cm">
          <draw:image xlink:href="Pictures/100000000000065A00000253BC4D4E99F4277C1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hapitre 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fo N°1</text:p>
              </text:list-item>
            </text:list>
          </draw:text-box>
        </draw:frame>
        <draw:frame draw:style-name="gr2" draw:text-style-name="P2" draw:layer="layout" svg:width="9.696cm" svg:height="3.548cm" svg:x="18.215cm" svg:y="12.005cm">
          <draw:image xlink:href="Pictures/100000000000065A00000253BC4D4E99F4277C1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30T08:14:31.068000000</meta:creation-date>
    <dc:date>2021-09-30T08:28:40.891000000</dc:date>
    <meta:editing-duration>PT14M11S</meta:editing-duration>
    <meta:editing-cycles>3</meta:editing-cycles>
    <meta:generator>LibreOffice/7.2.1.2$Windows_X86_64 LibreOffice_project/87b77fad49947c1441b67c559c339af8f3517e22</meta:generator>
    <meta:document-statistic meta:object-count="45"/>
  </office:meta>
</office:document-meta>
</file>